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Liberation Sans', 'DejaVu Sans', sans-serif"/>
    <style:font-face style:name="Georgia" svg:font-family="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45cm" fo:text-align="start" style:justify-single-word="false" style:writing-mode="lr-tb"/>
      <style:text-properties style:font-name="Arial" fo:font-size="10.5pt" officeooo:paragraph-rsid="000225eb" fo:background-color="#ffffff"/>
    </style:style>
    <style:style style:name="P2" style:family="paragraph" style:parent-style-name="Text_20_body">
      <style:paragraph-properties fo:margin-top="0cm" fo:margin-bottom="0cm" loext:contextual-spacing="false" style:line-height-at-least="0.45cm" fo:text-align="start" style:justify-single-word="false" style:writing-mode="lr-tb"/>
      <style:text-properties style:font-name="Arial" fo:font-size="10.5pt" officeooo:paragraph-rsid="000225eb"/>
    </style:style>
    <style:style style:name="P3" style:family="paragraph" style:parent-style-name="Text_20_body">
      <style:paragraph-properties fo:margin-top="0cm" fo:margin-bottom="0cm" loext:contextual-spacing="false" style:line-height-at-least="0.45cm" fo:text-align="start" style:justify-single-word="false" style:writing-mode="lr-tb"/>
      <style:text-properties style:font-name="Arial" fo:font-size="10.5pt" officeooo:rsid="000225eb" officeooo:paragraph-rsid="000225eb"/>
    </style:style>
    <style:style style:name="P4" style:family="paragraph" style:parent-style-name="Text_20_body">
      <style:paragraph-properties fo:margin-top="0cm" fo:margin-bottom="0cm" loext:contextual-spacing="false" style:line-height-at-least="0.45cm" fo:text-align="start" style:justify-single-word="false" style:writing-mode="lr-tb"/>
      <style:text-properties style:font-name="Arial" fo:font-size="10.5pt" fo:font-weight="bold" officeooo:rsid="000225eb" officeooo:paragraph-rsid="000225eb" style:font-weight-asian="bold" style:font-weight-complex="bold"/>
    </style:style>
    <style:style style:name="P5" style:family="paragraph" style:parent-style-name="Text_20_body">
      <style:paragraph-properties fo:text-align="start" style:justify-single-word="false" style:writing-mode="lr-tb"/>
      <style:text-properties officeooo:paragraph-rsid="000225eb"/>
    </style:style>
    <style:style style:name="P6" style:family="paragraph" style:parent-style-name="Heading_20_3">
      <style:text-properties style:font-name="Arial" fo:font-size="10.5pt"/>
    </style:style>
    <style:style style:name="P7" style:family="paragraph" style:parent-style-name="Heading_20_3">
      <style:text-properties officeooo:paragraph-rsid="000225eb"/>
    </style:style>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fo:text-align="start" style:justify-single-word="false" style:writing-mode="lr-tb"/>
      <style:text-properties officeooo:paragraph-rsid="000225eb"/>
    </style:style>
    <style:style style:name="P10" style:family="paragraph" style:parent-style-name="Text_20_body" style:list-style-name="L1">
      <style:paragraph-properties fo:margin-top="0cm" fo:margin-bottom="0cm" loext:contextual-spacing="false" style:line-height-at-least="0.45cm" fo:text-align="start" style:justify-single-word="false" style:writing-mode="lr-tb"/>
      <style:text-properties officeooo:paragraph-rsid="000225eb"/>
    </style:style>
    <style:style style:name="P11" style:family="paragraph" style:parent-style-name="Text_20_body" style:list-style-name="L2">
      <style:paragraph-properties fo:margin-top="0cm" fo:margin-bottom="0cm" loext:contextual-spacing="false"/>
    </style:style>
    <style:style style:name="P12" style:family="paragraph" style:parent-style-name="Text_20_body" style:list-style-name="L1">
      <style:paragraph-properties style:line-height-at-least="0.45cm" fo:text-align="start" style:justify-single-word="false" style:writing-mode="lr-tb"/>
      <style:text-properties officeooo:paragraph-rsid="000225eb"/>
    </style:style>
    <style:style style:name="T1" style:family="text">
      <style:text-properties style:font-name="Georgia" fo:font-size="10.5pt" fo:background-color="#ffffff" loext:char-shading-value="0"/>
    </style:style>
    <style:style style:name="T2" style:family="text">
      <style:text-properties style:font-name="Arial" fo:font-size="10.5pt" fo:background-color="#ffffff"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
      <text:p text:style-name="P2"/>
      <text:p text:style-name="P2"/>
      <text:p text:style-name="P3">1) <text:s/>Three process are available named as p1,p2,p3 . P1 sends some messgae to the queue . P2 and</text:p>
      <text:p text:style-name="P3"><text:s text:c="4"/>p3 are waiting to receive message from p1.Both wants to receive the same message from the queue.How can we do this</text:p>
      <text:p text:style-name="P3"/>
      <text:p text:style-name="P3">2) <text:s/>Three process are available named as p1,p2,p3 . P1 sends some messgae to the queue . P2 and</text:p>
      <text:p text:style-name="P3"><text:s text:c="4"/>p3 are waiting to receive message from p1.Which process will read the message from the queue</text:p>
      <text:p text:style-name="P3"/>
      <text:p text:style-name="P3">3) <text:s/>What is user space and kernel space</text:p>
      <text:p text:style-name="P3"/>
      <text:h text:style-name="P7" text:outline-level="3">Kernel Space and User Space </text:h>
      <text:p text:style-name="P5">Understanding of Kernel space and User space in detail is very important if you wish to have a strong base of Linux Kernel.<text:line-break/></text:p>
      <text:list xml:id="list1661739260979815315" text:style-name="L1">
        <text:list-item>
          <text:p text:style-name="P9">Here Kernel Space and User Space corresponds to their Virtual address space. </text:p>
        </text:list-item>
        <text:list-item>
          <text:p text:style-name="P9">Every process in linux utilizes  its own separate virtual space. </text:p>
        </text:list-item>
        <text:list-item>
          <text:p text:style-name="P9">In a linux system based on 32 bit Architecture, user space address space corresponds to lower 3GB of virtual space and kernel space the upper 1GB.(general way) </text:p>
        </text:list-item>
        <text:list-item>
          <text:p text:style-name="P9">The kernel space virtual address space is shared between all the processes. </text:p>
        </text:list-item>
        <text:list-item>
          <text:p text:style-name="P10"><text:span text:style-name="T1">When a process is active, it can either be running in "user mode" or "kernel mode".</text:span> </text:p>
        </text:list-item>
        <text:list-item>
          <text:p text:style-name="P10"><text:span text:style-name="T1">In a process is running in User mode it means that the CPU is running the user space side of code.</text:span> </text:p>
        </text:list-item>
        <text:list-item>
          <text:p text:style-name="P10"><text:span text:style-name="T1">A process running in the user mode has limited capability and is controlled by a flag in the CPU.</text:span> </text:p>
        </text:list-item>
        <text:list-item>
          <text:p text:style-name="P10"><text:span text:style-name="T1">Even though the kernel memory is present in the process's memory map the user space code is not allowed to access the kernel space code.(can do in some special way).</text:span> </text:p>
        </text:list-item>
        <text:list-item>
          <text:p text:style-name="P10"><text:span text:style-name="T2">When a process wants to do something other than move data around in its own (userspace) virtual memory, like opening a file for example, it must make a syscall to communicate with the kernel space.</text:span> </text:p>
        </text:list-item>
        <text:list-item>
          <text:p text:style-name="P10"><text:span text:style-name="T2">Each CPU architecture has it's unique way of making a system call but the basic remains the same i.e.</text:span> </text:p>
        </text:list-item>
        <text:list-item>
          <text:p text:style-name="P10"><text:span text:style-name="T2">A magic instruction is executed, the CPU turns on the "privileged mode" flag, and jumps to a special address in kernel space, the "syscall entry point".( read another post to understand what syscall is)</text:span> </text:p>
        </text:list-item>
        <text:list-item>
          <text:p text:style-name="P10"><text:span text:style-name="T2">Now when the syscall has reached the kernel space then the process is running in kernel mode and executing instructions from the kernel space memory.</text:span> </text:p>
        </text:list-item>
        <text:list-item>
          <text:p text:style-name="P10"><text:span text:style-name="T2">Taking the same example of open system call, to find the requested file, the kernel may consult with filesystem drivers (to figure out where the file is) and block device drivers (to load the necessary blocks from disk) or network device drivers and protocols (to load the file from a remote source).</text:span> </text:p>
        </text:list-item>
        <text:list-item>
          <text:p text:style-name="P10"><text:span text:style-name="T2">These drivers can be either built in or can be loaded as module but the key point that remains it that they are the part of kernel space.</text:span> </text:p>
        </text:list-item>
        <text:list-item>
          <text:p text:style-name="P10"><text:span text:style-name="T2">Loading a module is done with a syscall that asks the kernel to copy the module's code and data into kernel space and run its initialization code in kernel mode.</text:span> </text:p>
        </text:list-item>
        <text:list-item>
          <text:p text:style-name="P10"><text:soft-page-break/><text:span text:style-name="T2">If the kernel can't process the request then the process is made to sleep by the kernel and when the request is complete then the syscall returns back to the user space.</text:span> </text:p>
        </text:list-item>
        <text:list-item>
          <text:p text:style-name="P10"><text:span text:style-name="T2">Returning back to user mode means restoring the CPU registers to what they were before coming to Kernel Mode and changing the CPU privilege level to non-privilege .</text:span> </text:p>
        </text:list-item>
        <text:list-item>
          <text:p text:style-name="P12"><text:span text:style-name="T2">Apart from syscalls there are some other things that take CPU to kernel mode eg. </text:span> </text:p>
        </text:list-item>
      </text:list>
      <text:p text:style-name="P1"/>
      <text:p text:style-name="P1">1. Page faults- If the process tries to access a virtual memory address that doesn't have a physical address assigned to it then the CPU enters the Kernel mode  and jumps to page fault handler and the kernel sees whether the virtual addresss is valid or not and depending upon this it either tries to create a physical page for the given virtual address or if it can't then sends a segmentation fault signal (SIGSEGV).</text:p>
      <text:p text:style-name="P3"/>
      <text:p text:style-name="P3">2. Interrupts- When the CPU receives some interrupt from the hardware then it jumps to the kernel mode and executes the interrupt handler and when the kernel is finished handing the interrupt the the code return to the user space where it was executing.</text:p>
      <text:p text:style-name="P3"/>
      <text:p text:style-name="P4">4) <text:s/>How you will find whether you are in kernel mode or user mode</text:p>
      <text:p text:style-name="P3"/>
      <text:p text:style-name="P3">Kernel mode and user mode are a hardware feature, specifically a feature of the processor. Processors designed for mid-to-high-end systems (PC, feature phone, smartphone, all but the simplest network appliances, …) include this feature. Kernel mode can go by different names: supervisor mode, privileged mode, etc. On x86 (the processor type in PCs), it is called “ring 0”, and user mode is called “ring 3”.</text:p>
      <text:p text:style-name="Text_20_body">The processor has a bit of storage in a register that indicates whether it is in kernel mode or user mode. (This can be more than one bit on processors that have more than two such modes.) Some operations can only be carried out while in kernel mode, in particular changing the virtual memory configuration by modifying the registers that control the <text:a xlink:type="simple" xlink:href="https://en.wikipedia.org/wiki/Memory_management_unit" text:style-name="Internet_20_link" text:visited-style-name="Visited_20_Internet_20_Link">MMU</text:a>. Furthermore, there are only very few ways to switch from user mode to kernel mode, and they all require jumping to addresses controlled by the kernel code. This allows the code running in kernel mode to control the memory that code running in user mode can access.</text:p>
      <text:p text:style-name="Text_20_body">Unix-like operating systems (and most other operating systems with process isolation) are divided in two parts:</text:p>
      <text:list xml:id="list5177365492020054674" text:style-name="L2">
        <text:list-item>
          <text:p text:style-name="P11">The kernel runs in kernel mode. The kernel can do everything. </text:p>
        </text:list-item>
        <text:list-item>
          <text:p text:style-name="P8">Processes run in user mode. Processes can't access hardware and can't access the memory of other processes (except as explicitly shared). </text:p>
        </text:list-item>
      </text:list>
      <text:p text:style-name="Text_20_body">The operating system thus leverages the hardware features (privileged mode, MMU) to enforce isolation between processes.</text:p>
      <text:p text:style-name="Text_20_body"><text:a xlink:type="simple" xlink:href="http://en.wikipedia.org/wiki/Microkernel" text:style-name="Internet_20_link" text:visited-style-name="Visited_20_Internet_20_Link">Microkernel</text:a>-based operating systems have a finer-grained architecture, with less code running in kernel mode.</text:p>
      <text:p text:style-name="Text_20_body">When user mode code needs to perform actions that it can't do directly (such as access a file, access a peripheral, communicate with another process, …), it makes a <text:a xlink:type="simple" xlink:href="http://en.wikipedia.org/wiki/System_call" text:style-name="Internet_20_link" text:visited-style-name="Visited_20_Internet_20_Link">system call</text:a>: a jump into a predefined place in kernel code.</text:p>
      <text:p text:style-name="Text_20_body">When a hardware peripheral needs to request attention from the CPU, it switches the CPU to kernel mode and jumps to a predefined place in kernel code. This is called an <text:a xlink:type="simple" xlink:href="http://en.wikipedia.org/wiki/Interrupt" text:style-name="Internet_20_link" text:visited-style-name="Visited_20_Internet_20_Link">interrupt</text:a>.</text:p>
      <text:p text:style-name="P3"/>
      <text:p text:style-name="P3"><text:soft-page-break/></text:p>
      <text:p text:style-name="P3"/>
      <text:p text:style-name="P3"/>
      <text:p text:style-name="P4">5) <text:s/>Why mutex? When parent is adding a node and child should consume the node without any waiting ? What is the mechanism?</text:p>
      <text:p text:style-name="P4"/>
      <text:p text:style-name="P3"/>
      <text:p text:style-name="P3"/>
      <text:p text:style-name="P3"/>
      <text:p text:style-name="P3"/>
      <text:p text:style-name="P3"/>
      <text:p text:style-name="P3"/>
      <text:p text:style-name="P3"/>
      <text:p text:style-name="P3"/>
      <text:p text:style-name="P3">6) <text:s/>When various files is opened and memory allocation is done and file is not closed and memory aloocated is not freed, <text:s/>what will happen?Will it be closed automatically? Or what happens?</text:p>
      <text:p text:style-name="P3"/>
      <text:p text:style-name="P3"/>
      <text:p text:style-name="P3"/>
      <text:p text:style-name="P3">7) <text:s/>How can I call a function in another process ?</text:p>
      <text:p text:style-name="P3"><text:s text:c="4"/>Ans: No , its not possible(using some spacial form of msg passing techniques we may do.).</text:p>
      <text:p text:style-name="P3"/>
      <text:p text:style-name="P3">8) <text:s/>How access value of ver using char pointer buf</text:p>
      <text:p text:style-name="P3"><text:tab/>we have : ver = 4 bit</text:p>
      <text:p text:style-name="P3"><text:tab/><text:tab/> <text:s text:c="4"/>seq_no = 12 bit</text:p>
      <text:p text:style-name="P3"><text:tab/><text:tab/> <text:s text:c="4"/>time = 16 bit</text:p>
      <text:p text:style-name="P3"><text:s text:c="4"/>and char *buf.</text:p>
      <text:p text:style-name="P3"/>
      <text:p text:style-name="P3">9) <text:s/>what are the steps to bring-up the board?</text:p>
      <text:p text:style-name="P3"/>
      <text:p text:style-name="P3">10) What is Initramfs, initrd,rootfs and ramfs?</text:p>
      <text:p text:style-name="P3"/>
      <text:p text:style-name="P3">11) Diff betw polling and interrupt give one Example of polling?</text:p>
      <text:p text:style-name="P3"/>
      <text:p text:style-name="P3">12) What happened when PC start (Boot process )?</text:p>
      <text:p text:style-name="P3"/>
      <text:p text:style-name="P3">13) What are the steps you follow to compile the kernel for your board?</text:p>
      <text:p text:style-name="P3"/>
      <text:p text:style-name="P3">14) What are the tools required to build the kernel images?</text:p>
      <text:p text:style-name="P3"/>
      <text:p text:style-name="P3">15) If default config is not available than how you configure your kernel?</text:p>
      <text:p text:style-name="P3"/>
      <text:p text:style-name="P3"/>
      <text:p text:style-name="P3">16) Have you done bsp porting?</text:p>
      <text:p text:style-name="P3"/>
      <text:p text:style-name="P3"/>
      <text:p text:style-name="P3">17) If i have a custom new board and kernel doesn't have bsp for this new board than</text:p>
      <text:p text:style-name="P3"><text:s text:c="4"/>What are the steps you follow to port bsp and what modification you have to do in kernel?</text:p>
      <text:p text:style-name="P3"/>
      <text:p text:style-name="P3">18) Do you know the board configuration and machine configuration file for your target board?</text:p>
      <text:p text:style-name="P3"/>
      <text:p text:style-name="P3">19) What will happen if i used spinlock in single processor system</text:p>
      <text:p text:style-name="P3"/>
      <text:p text:style-name="P3">20) How i2c protocol works?</text:p>
      <text:p text:style-name="P3"/>
      <text:p text:style-name="P3">21) What are the i2c API you used in your project?</text:p>
      <text:p text:style-name="P3"/>
      <text:p text:style-name="P3"><text:soft-page-break/>22) How you read the data from rtc?</text:p>
      <text:p text:style-name="P3"/>
      <text:p text:style-name="P3">23) Explain I2c framework in linux kernel.</text:p>
      <text:p text:style-name="P3"/>
      <text:p text:style-name="P3">24) If one proceess acquired spinlock and again another process want to acquire same spinlock</text:p>
      <text:p text:style-name="P3"><text:s text:c="4"/>than what happens with another process?</text:p>
      <text:p text:style-name="P3"/>
      <text:p text:style-name="P3">25) mmap system call working </text:p>
      <text:p text:style-name="P3"/>
      <text:p text:style-name="P3">26) What is software Interrupt and Hardware interrupt </text:p>
      <text:p text:style-name="P3"/>
      <text:p text:style-name="P3">27) signals are part of IPC yes/no. Justify. </text:p>
      <text:p text:style-name="P3"/>
      <text:p text:style-name="P3">28) Is multithreading possible in single core ?</text:p>
      <text:p text:style-name="P3"/>
      <text:p text:style-name="P3">29) What are different IPC mechanisms? Which ipc do u prefer and why?</text:p>
      <text:p text:style-name="P3"/>
      <text:p text:style-name="P3">30) What is deadlock? <text:s/>Which ipc did u use in project and why? </text:p>
      <text:p text:style-name="P3"/>
      <text:p text:style-name="P3">31) How is synchronization achieved, give example? How does Mutex work? Did you work on shared memory? </text:p>
      <text:p text:style-name="P3"/>
      <text:p text:style-name="P3">32) What is critical section? How do u avoid deadlock?</text:p>
      <text:p text:style-name="P3"/>
      <text:p text:style-name="P3">33) You have data coming from bus and Program Status Register will indicate whether data is available and you are processing 500 bytes of <text:s/>data and when you are processing 250 th byte,if PSR will indicate data is available, how do u handle processing data(either in drivers or normal way) with PSR indication? <text:s/></text:p>
      <text:p text:style-name="P3"/>
      <text:p text:style-name="P3">34) Process data structures( process table, pregion table, region table ).</text:p>
      <text:p text:style-name="P3"/>
      <text:p text:style-name="P3">35) How do u broadcast using a system call </text:p>
      <text:p text:style-name="P3"/>
      <text:p text:style-name="P3">36) Is it possible to have dead lock situation where there is only one process <text:s/>and only one resource <text:s/></text:p>
      <text:p text:style-name="P3"/>
      <text:p text:style-name="P3">37) in case of paging system suppose reading is happened at the end of one <text:s/>page ,How it locates the next address to read ? </text:p>
      <text:p text:style-name="P3"/>
      <text:p text:style-name="P3">38) If one code is written to the system which does not support paging, What changes has to be made to run it on the system </text:p>
      <text:p text:style-name="P3"><text:s text:c="4"/>which supports paging ?</text:p>
      <text:p text:style-name="P3"/>
      <text:p text:style-name="P3">39) How the system call execution takesplace? </text:p>
      <text:p text:style-name="P3"/>
      <text:p text:style-name="P3">40) When are the shared libraries loaded in main memory? <text:s/></text:p>
      <text:p text:style-name="P3"/>
      <text:p text:style-name="P3">41) If two processes uses one shared library, how the other process come to know <text:s/>that <text:tab/>particular library is already loaded in memory? </text:p>
      <text:p text:style-name="P3"/>
      <text:p text:style-name="P3">42) What happens if same signal is sent more then once?</text:p>
      <text:p text:style-name="P3"/>
      <text:p text:style-name="P3">43) In case of paging system suppose reading is happened at the end of one page.How it locates the next address to read ? <text:s text:c="2"/></text:p>
      <text:p text:style-name="P3"/>
      <text:p text:style-name="P3">44) If one code is written to the system which does not support paging, What changes has to be made to run it on the system which supports paging ?</text:p>
      <text:p text:style-name="P3"/>
      <text:p text:style-name="P3"><text:soft-page-break/>45) </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Liberation Sans', 'DejaVu Sans', sans-serif"/>
    <style:font-face style:name="Georgia" svg:font-family="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7:02:12.517787196</meta:creation-date>
    <meta:editing-duration>PT7M52S</meta:editing-duration>
    <meta:editing-cycles>2</meta:editing-cycles>
    <meta:generator>LibreOffice/5.1.4.2$Linux_X86_64 LibreOffice_project/10m0$Build-2</meta:generator>
    <dc:date>2018-06-28T17:10:02.544359374</dc:date>
    <meta:document-statistic meta:table-count="0" meta:image-count="0" meta:object-count="0" meta:page-count="5" meta:paragraph-count="86" meta:word-count="1674" meta:character-count="9306" meta:non-whitespace-character-count="7634"/>
  </office:meta>
</office:document-meta>
</file>